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6pt" officeooo:rsid="001891e3" officeooo:paragraph-rsid="001891e3" style:font-size-asian="5.25pt" style:font-size-complex="6pt"/>
    </style:style>
    <style:style style:name="P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Arial" fo:font-size="6pt" officeooo:rsid="001891e3" officeooo:paragraph-rsid="001891e3" style:font-size-asian="5.25pt" style:font-size-complex="6pt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text-properties style:font-name="Arial" officeooo:paragraph-rsid="001b8c65"/>
    </style:style>
    <style:style style:name="P5" style:family="paragraph" style:parent-style-name="Text_20_body">
      <style:text-properties style:font-name="Arial" officeooo:paragraph-rsid="001daf67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Arial" fo:font-size="20pt" officeooo:rsid="001891e3" officeooo:paragraph-rsid="001891e3" style:font-size-asian="20pt" style:font-size-complex="20pt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style:font-name="Arial" fo:font-size="10pt" officeooo:rsid="001891e3" officeooo:paragraph-rsid="001891e3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officeooo:paragraph-rsid="0022c8a7"/>
    </style:style>
    <style:style style:name="P9" style:family="paragraph" style:parent-style-name="Standard">
      <style:text-properties officeooo:paragraph-rsid="0020ecf6"/>
    </style:style>
    <style:style style:name="P10" style:family="paragraph" style:parent-style-name="Text_20_body">
      <style:paragraph-properties fo:line-height="100%"/>
      <style:text-properties style:font-name="Arial" officeooo:paragraph-rsid="0024fcaa"/>
    </style:style>
    <style:style style:name="P11" style:family="paragraph" style:parent-style-name="Text_20_body">
      <style:paragraph-properties fo:line-height="100%"/>
      <style:text-properties style:font-name="Arial" fo:font-size="10pt" officeooo:paragraph-rsid="0024fcaa" style:font-size-asian="10pt" style:font-size-complex="10pt"/>
    </style:style>
    <style:style style:name="P12" style:family="paragraph" style:parent-style-name="Text_20_body">
      <style:text-properties style:font-name="Arial" officeooo:paragraph-rsid="0024fcaa"/>
    </style:style>
    <style:style style:name="P13" style:family="paragraph" style:parent-style-name="Text_20_body">
      <style:paragraph-properties fo:line-height="100%"/>
      <style:text-properties officeooo:paragraph-rsid="0024fcaa"/>
    </style:style>
    <style:style style:name="P14" style:family="paragraph" style:parent-style-name="Text_20_body">
      <style:paragraph-properties fo:line-height="100%"/>
      <style:text-properties officeooo:paragraph-rsid="0026572d"/>
    </style:style>
    <style:style style:name="P15" style:family="paragraph" style:parent-style-name="Text_20_body">
      <style:text-properties officeooo:paragraph-rsid="0024fcaa"/>
    </style:style>
    <style:style style:name="T1" style:family="text">
      <style:text-properties officeooo:rsid="001891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officeooo:rsid="001924a5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01891e3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022c8a7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01924a5" style:font-size-asian="10pt" style:font-weight-asian="bold" style:font-size-complex="10pt" style:font-weight-complex="bol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1924a5" style:font-size-asian="10pt" style:font-size-complex="10pt"/>
    </style:style>
    <style:style style:name="T12" style:family="text">
      <style:text-properties style:font-name="Arial" fo:font-size="10pt" officeooo:rsid="001891e3" style:font-size-asian="10pt" style:font-size-complex="10pt"/>
    </style:style>
    <style:style style:name="T13" style:family="text">
      <style:text-properties style:font-name="Arial" fo:font-size="10pt" officeooo:rsid="0026132f" style:font-size-asian="10pt" style:font-size-complex="10pt"/>
    </style:style>
    <style:style style:name="T14" style:family="text">
      <style:text-properties style:font-name="Arial" fo:font-size="10pt" officeooo:rsid="001b8c65" style:font-size-asian="10pt" style:font-size-complex="10pt"/>
    </style:style>
    <style:style style:name="T15" style:family="text">
      <style:text-properties style:font-name="Arial" fo:font-size="10pt" officeooo:rsid="0020ecf6" style:font-size-asian="10pt" style:font-size-complex="10pt"/>
    </style:style>
    <style:style style:name="T16" style:family="text">
      <style:text-properties style:font-name="Arial" fo:font-weight="normal" officeooo:rsid="00243eff" style:font-weight-asian="normal" style:font-weight-complex="normal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bold" officeooo:rsid="0026132f" style:font-weight-asian="bold" style:font-weight-complex="bold"/>
    </style:style>
    <style:style style:name="T19" style:family="text">
      <style:text-properties style:font-name="Arial" officeooo:rsid="0026132f"/>
    </style:style>
    <style:style style:name="T20" style:family="text">
      <style:text-properties style:font-name="Arial" officeooo:rsid="0020ecf6"/>
    </style:style>
    <style:style style:name="T21" style:family="text">
      <style:text-properties style:font-name="Arial" officeooo:rsid="0029cde0"/>
    </style:style>
    <style:style style:name="T22" style:family="text">
      <style:text-properties fo:font-size="14pt" fo:font-weight="bold" officeooo:rsid="001891e3" style:font-size-asian="14pt" style:font-weight-asian="bold" style:font-size-complex="14pt" style:font-weight-complex="bold"/>
    </style:style>
    <style:style style:name="T23" style:family="text">
      <style:text-properties officeooo:rsid="001924a5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20ecf6" style:font-size-asian="10pt" style:font-size-complex="10pt"/>
    </style:style>
    <style:style style:name="T26" style:family="text">
      <style:text-properties fo:font-size="10pt" officeooo:rsid="001b8c65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891e3" style:font-size-asian="10pt" style:font-weight-asian="bold" style:font-size-complex="10pt" style:font-weight-complex="bold"/>
    </style:style>
    <style:style style:name="T29" style:family="text">
      <style:text-properties officeooo:rsid="001b8c65"/>
    </style:style>
    <style:style style:name="T30" style:family="text">
      <style:text-properties officeooo:rsid="001fb9f2"/>
    </style:style>
    <style:style style:name="T31" style:family="text">
      <style:text-properties officeooo:rsid="0020e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________________________________________________________________<text:span text:style-name="T29">______________________________________</text:span></text:p>
      <text:p text:style-name="P6">B<text:span text:style-name="T23">OHDAN LATKOVSKYI</text:span></text:p>
      <text:p text:style-name="P2"/>
      <text:p text:style-name="P8"><text:span text:style-name="T8">Calgary</text:span><text:span text:style-name="T7"> </text:span><text:span text:style-name="T9">|</text:span><text:span text:style-name="T7"> Phone:</text:span><text:span text:style-name="T12"> 403-875-3944 </text:span><text:span text:style-name="T11">|</text:span><text:span text:style-name="T12"> </text:span><text:span text:style-name="T7">Email:</text:span><text:span text:style-name="T12"> bogdanlotuk@gmail.com </text:span><text:span text:style-name="T11">| </text:span><text:span text:style-name="T7">LinkedIn:</text:span><text:span text:style-name="T12"> https://www.linkedin.com/in/</text:span><text:span text:style-name="T11">bohdan-latkovskyi</text:span></text:p>
      <text:p text:style-name="P1">________________________________________________________________<text:span text:style-name="T23">___________________________________________________________________________________________________________</text:span></text:p>
      <text:p text:style-name="P1"/>
      <text:p text:style-name="P9"><text:span text:style-name="Strong_20_Emphasis"><text:span text:style-name="T4"/></text:span></text:p>
      <text:p text:style-name="P9"><text:span text:style-name="Strong_20_Emphasis"><text:span text:style-name="T4">Professional Summary:</text:span></text:span><text:span text:style-name="T3"> <text:line-break/>Results-driven and versatile professional with years of experience in software engineering, specializing in customer support, quality assurance and project management. Proven track record of delivering high-quality solutions and driving continuous improvement initiatives. Skilled in collaborating with cross-functional teams to achieve project goals and exceed client expectations. Seeking opportunities to leverage my diverse skill set and expertise in a challenging role within the Canadian market. </text:span></text:p>
      <text:p text:style-name="P3"/>
      <text:p text:style-name="P14"><text:span text:style-name="Strong_20_Emphasis"><text:span text:style-name="T4">Skills:</text:span></text:span><text:span text:style-name="Strong_20_Emphasis"><text:span text:style-name="T3"><text:line-break/></text:span></text:span><text:span text:style-name="Strong_20_Emphasis"><text:span text:style-name="T16">Customer support, </text:span></text:span><text:span text:style-name="T3">Project Management, Test Automation, Quality Assurance, Agile Methodologies, </text:span><text:span text:style-name="T5">Java core, Python core, </text:span><text:span text:style-name="T21">SQL, Git</text:span><text:span text:style-name="T3"><text:line-break/><text:line-break/></text:span><text:span text:style-name="Strong_20_Emphasis"><text:span text:style-name="T4">Work Experience:</text:span></text:span></text:p>
      <text:p text:style-name="P10"><text:span text:style-name="T2">Quality Assurance Engineer</text:span><text:tab/><text:tab/><text:tab/><text:tab/><text:tab/><text:tab/><text:tab/><text:tab/><text:tab/>Oct 2021 – <text:span text:style-name="T30">Apr</text:span><text:span text:style-name="T29"> 2024</text:span><text:line-break/>Pillar – Solid Offshore, Vinnyts<text:span text:style-name="T31">i</text:span>a, Ukraine<text:line-break/><text:span text:style-name="T24"><text:tab/>Developed and executed web application test plans, combining manual and automated testing methods.<text:line-break/><text:tab/>Analyzed test results, enhancing automated scripts for improved software quality.</text:span></text:p>
      <text:p text:style-name="P11"/>
      <text:p text:style-name="P13"><text:span text:style-name="T17">Embroidery Machine Operator and Designer<text:tab/></text:span><text:span text:style-name="T3"><text:tab/><text:tab/><text:tab/><text:tab/> <text:s text:c="9"/></text:span><text:span text:style-name="T19">Sep</text:span><text:span text:style-name="T3"> 20</text:span><text:span text:style-name="T19">15</text:span><text:span text:style-name="T3"> – </text:span><text:span text:style-name="T19">Mar</text:span><text:span text:style-name="T3"> 20</text:span><text:span text:style-name="T19">22</text:span><text:span text:style-name="T3"><text:line-break/>Funnymedicalcaps, Self-employed, Vinnyts</text:span><text:span text:style-name="T20">i</text:span><text:span text:style-name="T3">a, Ukraine<text:line-break/><text:tab/></text:span><text:span text:style-name="T10">Collaborated closely with customers to bring their creative visions to life.<text:line-break/><text:tab/>Manag</text:span><text:span text:style-name="T13">ed</text:span><text:span text:style-name="T10"> the embroidery process from start to finish and ensur</text:span><text:span text:style-name="T13">ed</text:span><text:span text:style-name="T10"> the quality and precision of each design.</text:span></text:p>
      <text:p text:style-name="P11"/>
      <text:p text:style-name="P13"><text:span text:style-name="T17">Junior Frontend Developer <text:tab/><text:tab/><text:tab/><text:tab/><text:tab/><text:tab/><text:tab/><text:tab/><text:tab/></text:span><text:span text:style-name="T3">Mar 2020 – Oct 2021</text:span><text:span text:style-name="T17"><text:line-break/></text:span><text:span text:style-name="T3">Freelance,</text:span><text:span text:style-name="T18"> </text:span><text:span text:style-name="T3">Self-employed, Vinnytsia Region, Ukraine</text:span><text:span text:style-name="T17"><text:line-break/><text:tab/></text:span><text:span text:style-name="T10">Translated design mockups into functional web interfaces using HTML5, CSS3, and JavaScript.<text:line-break/><text:tab/>Collaborated on frontend feature implementation and participated in code reviews.</text:span></text:p>
      <text:p text:style-name="P11"/>
      <text:p text:style-name="P10"><text:span text:style-name="T2">HVAC Engineer <text:tab/></text:span><text:tab/><text:tab/><text:tab/><text:tab/><text:tab/><text:tab/><text:tab/><text:tab/><text:tab/><text:tab/>Jan 2012 – Nov 2020<text:line-break/>Ukrtransgaz, Vinnytsia <text:span text:style-name="T29">region</text:span>, Vinnyts<text:span text:style-name="T31">i</text:span>a, Ukraine<text:line-break/><text:span text:style-name="T24"><text:tab/>Led teams to ensure project success and mentored for professional growth.<text:line-break/><text:tab/>Developed HVAC plans adhering to regulations and ensured project quality and safety.<text:line-break/><text:tab/>Managed project schedules and coordinated with stakeholders, subcontractors, and suppliers.</text:span></text:p>
      <text:p text:style-name="P11"/>
      <text:p text:style-name="P15"><text:span text:style-name="T17">HVAC Draftsman </text:span><text:span text:style-name="T6"><text:tab/></text:span><text:span text:style-name="T10"><text:tab/><text:tab/><text:tab/><text:tab/><text:tab/><text:tab/><text:tab/><text:tab/><text:tab/><text:tab/></text:span><text:span text:style-name="T3">Aug 2010 – Jan 2012</text:span><text:span text:style-name="T10"><text:line-break/></text:span><text:span text:style-name="T3">Ukragroenergozberezhennia, Vinnytsia Region, Vinnytsia, Ukraine</text:span><text:span text:style-name="T10"><text:line-break/><text:tab/>Created detailed HVAC drawings, collaborated with engineers, and ensured compliance with codes.<text:line-break/><text:tab/>Utilized CAD software for accurate 2D and 3D models.<text:line-break/><text:tab/>Prepared documentation and coordinated system integration into building designs.<text:line-break/></text:span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oft-page-break/><text:span text:style-name="T28"/></text:p>
      <text:p text:style-name="P12"><text:span text:style-name="T22">Education:<text:line-break/></text:span>Vinnytsia National Technical University<text:tab/><text:tab/><text:tab/><text:tab/><text:tab/><text:tab/><text:tab/><text:tab/><text:tab/><text:span text:style-name="T1">2013 – 2015</text:span><text:line-break/><text:span text:style-name="T24">Master's degree, Electromechanical systems of automation</text:span></text:p>
      <text:p text:style-name="P4">Ivano-Frankivsk National Technical University of Oil and Gas<text:tab/><text:tab/><text:tab/><text:tab/><text:tab/><text:span text:style-name="T1">2009 – 2011</text:span><text:line-break/><text:span text:style-name="T24">Master's degree, Design and operation of gas and oil pipelines and gas and oil storage facilities</text:span></text:p>
      <text:p text:style-name="P5">Vinnytsia National Technical University<text:tab/><text:tab/><text:tab/><text:tab/><text:tab/><text:tab/><text:tab/><text:tab/><text:tab/><text:span text:style-name="T1">2005 – 2010</text:span><text:line-break/><text:span text:style-name="T24">Master's degree, HVAC, gas sup</text:span><text:span text:style-name="T25">p</text:span><text:span text:style-name="T24">ly, water supp</text:span><text:span text:style-name="T25">l</text:span><text:span text:style-name="T24">y.<text:line-break/><text:line-break/></text:span><text:span text:style-name="T22">Language: </text:span><text:span text:style-name="T1"><text:line-break/>English – B2, <text:line-break/>Ukrainian – nativ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02in" style:type="center"/>
          <style:tab-stop style:position="8.004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02in" style:type="center"/>
          <style:tab-stop style:position="8.004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681in" fo:margin-bottom="0.1665in" fo:margin-left="0.2744in" fo:margin-right="0.22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61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3:22:00.984000000</meta:creation-date>
    <dc:date>2024-06-06T23:56:03.269000000</dc:date>
    <meta:editing-duration>PT1H54M56S</meta:editing-duration>
    <meta:editing-cycles>14</meta:editing-cycles>
    <meta:generator>LibreOffice/7.5.9.2$Windows_X86_64 LibreOffice_project/cdeefe45c17511d326101eed8008ac4092f278a9</meta:generator>
    <meta:document-statistic meta:table-count="0" meta:image-count="0" meta:object-count="0" meta:page-count="2" meta:paragraph-count="14" meta:word-count="351" meta:character-count="3107" meta:non-whitespace-character-count="2667"/>
  </office:meta>
</office:document-meta>
</file>